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Palveluiden haku palveluorientoituneessa tietojenkäsittelyssä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Toni Könnilä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lveluorientoitunut Arkkitehtuur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OA = Software Oriented Architectu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8T14:49:58.073366465</meta:creation-date>
    <dc:date>2015-11-18T15:22:56.137092169</dc:date>
    <meta:editing-duration>PT17M47S</meta:editing-duration>
    <meta:editing-cycles>1</meta:editing-cycles>
    <meta:document-statistic meta:object-count="29"/>
    <meta:generator>LibreOffice/4.2.8.2$Linux_X86_64 LibreOffice_project/420m0$Build-2</meta:generator>
  </office:meta>
</office:document-meta>
</file>